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1.55cm" fo:min-width="6.85cm"/>
    </style:style>
    <style:style style:name="gr2" style:family="graphic" style:parent-style-name="standard">
      <style:graphic-properties draw:stroke="dash" draw:stroke-dash="Dashed_20__28_var_29_" svg:stroke-width="0.081cm" draw:marker-start="" draw:marker-start-width="0.321cm" draw:marker-end-width="0.321cm" draw:fill="none" draw:fill-color="#729fcf" draw:textarea-horizontal-align="justify" draw:textarea-vertical-align="middle" draw:auto-grow-height="false" fo:min-height="24.126cm" fo:min-width="25.076cm" fo:padding-top="0.165cm" fo:padding-bottom="0.165cm" fo:padding-left="0.29cm" fo:padding-right="0.29cm"/>
    </style:style>
    <style:style style:name="gr3" style:family="graphic" style:parent-style-name="standard">
      <style:graphic-properties draw:textarea-horizontal-align="justify" draw:textarea-vertical-align="middle" draw:auto-grow-height="false" fo:min-height="4.55cm" fo:min-width="6.9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6.65cm" fo:min-width="6.5cm"/>
    </style:style>
    <style:style style:name="gr6" style:family="graphic" style:parent-style-name="standard">
      <style:graphic-properties draw:fill-color="#ff99ff" draw:textarea-horizontal-align="justify" draw:textarea-vertical-align="middle" draw:auto-grow-height="false" fo:min-height="2.438cm" fo:min-width="5.228cm"/>
    </style:style>
    <style:style style:name="gr7" style:family="graphic" style:parent-style-name="standard">
      <style:graphic-properties draw:textarea-horizontal-align="justify" draw:textarea-vertical-align="middle" draw:auto-grow-height="false" fo:min-height="4.75cm" fo:min-width="7.3cm"/>
    </style:style>
    <style:style style:name="gr8" style:family="graphic" style:parent-style-name="standard">
      <style:graphic-properties draw:fill-color="#ff99ff" draw:textarea-horizontal-align="justify" draw:textarea-vertical-align="middle" draw:auto-grow-height="false" fo:min-height="0.6cm" fo:min-width="1.552cm"/>
    </style:style>
    <style:style style:name="gr9" style:family="graphic" style:parent-style-name="standard">
      <style:graphic-properties draw:fill-color="#ffff00" draw:textarea-horizontal-align="justify" draw:textarea-vertical-align="middle" draw:auto-grow-height="false" fo:min-height="0.75cm" fo:min-width="1.3cm"/>
    </style:style>
    <style:style style:name="gr10" style:family="graphic" style:parent-style-name="standard">
      <style:graphic-properties draw:stroke="dash" draw:stroke-dash="Dashed_20__28_var_29_" svg:stroke-width="0.081cm" draw:marker-start="" draw:marker-start-width="0.321cm" draw:marker-end-width="0.321cm" draw:fill="none" draw:fill-color="#729fcf" draw:textarea-horizontal-align="justify" draw:textarea-vertical-align="middle" draw:auto-grow-height="false" fo:min-height="7.28cm" fo:min-width="6.73cm" fo:padding-top="0.165cm" fo:padding-bottom="0.165cm" fo:padding-left="0.29cm" fo:padding-right="0.29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2.35cm" fo:min-width="6.6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.25cm" fo:min-width="4.3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1.25cm" fo:min-width="4.5cm"/>
    </style:style>
    <style:style style:name="gr14" style:family="graphic" style:parent-style-name="standard">
      <style:graphic-properties draw:fill-color="#99ff99" draw:textarea-horizontal-align="justify" draw:textarea-vertical-align="middle" draw:auto-grow-height="false" fo:min-height="4.172cm" fo:min-width="5.822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2.35cm" fo:min-width="4.957cm"/>
    </style:style>
    <style:style style:name="gr16" style:family="graphic" style:parent-style-name="standard">
      <style:graphic-properties draw:fill-color="#ffff00" draw:textarea-horizontal-align="justify" draw:textarea-vertical-align="middle" draw:auto-grow-height="false" fo:min-height="0.75cm" fo:min-width="1.6cm"/>
    </style:style>
    <style:style style:name="gr17" style:family="graphic" style:parent-style-name="standard">
      <style:graphic-properties draw:fill-color="#ffcc00" draw:textarea-horizontal-align="justify" draw:textarea-vertical-align="middle" draw:auto-grow-height="false" fo:min-height="0.75cm" fo:min-width="5.5cm"/>
    </style:style>
    <style:style style:name="gr18" style:family="graphic" style:parent-style-name="standard">
      <style:graphic-properties draw:fill-color="#99ff99" draw:textarea-horizontal-align="justify" draw:textarea-vertical-align="middle" draw:auto-grow-height="false" fo:min-height="2.91cm" fo:min-width="5.86cm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2.35cm" fo:min-width="5.2cm"/>
    </style:style>
    <style:style style:name="gr20" style:family="graphic" style:parent-style-name="objectwithoutfill">
      <style:graphic-properties draw:fill="none" draw:textarea-vertical-align="middle"/>
    </style:style>
    <style:style style:name="gr21" style:family="graphic" style:parent-style-name="standard">
      <style:graphic-properties draw:fill-color="#99ff99" draw:textarea-horizontal-align="justify" draw:textarea-vertical-align="middle" draw:auto-grow-height="false" fo:min-height="1.646cm" fo:min-width="5.996cm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2.35cm" fo:min-width="4.557cm"/>
    </style:style>
    <style:style style:name="gr23" style:family="graphic" style:parent-style-name="standard">
      <style:graphic-properties draw:fill-color="#99ff99" draw:textarea-horizontal-align="justify" draw:textarea-vertical-align="middle" draw:auto-grow-height="false" fo:min-height="1.646cm" fo:min-width="5.096cm"/>
    </style:style>
    <style:style style:name="gr24" style:family="graphic" style:parent-style-name="standard">
      <style:graphic-properties draw:fill-color="#ffff00" draw:textarea-horizontal-align="justify" draw:textarea-vertical-align="middle" draw:auto-grow-height="false" fo:min-height="0.75cm" fo:min-width="1.5cm"/>
    </style:style>
    <style:style style:name="gr25" style:family="graphic" style:parent-style-name="standard">
      <style:graphic-properties draw:fill-color="#3333ff" draw:textarea-horizontal-align="justify" draw:textarea-vertical-align="middle" draw:auto-grow-height="false" fo:min-height="0.75cm" fo:min-width="1.9cm"/>
    </style:style>
    <style:style style:name="gr26" style:family="graphic" style:parent-style-name="standard">
      <style:graphic-properties draw:fill-color="#99ff99" draw:textarea-horizontal-align="justify" draw:textarea-vertical-align="middle" draw:auto-grow-height="false" fo:min-height="1.646cm" fo:min-width="6.496cm"/>
    </style:style>
    <style:style style:name="gr27" style:family="graphic" style:parent-style-name="standard">
      <style:graphic-properties draw:fill-color="#99ff99" draw:textarea-horizontal-align="justify" draw:textarea-vertical-align="middle" draw:auto-grow-height="false" fo:min-height="1.646cm" fo:min-width="6.79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color="#009999" fo:font-size="20pt" style:font-size-asian="20pt" style:font-size-complex="20pt"/>
    </style:style>
    <style:style style:name="P3" style:family="paragraph">
      <loext:graphic-properties draw:fill="none" draw:fill-color="#729fcf"/>
      <style:paragraph-properties fo:text-align="center"/>
    </style:style>
    <style:style style:name="P4" style:family="paragraph">
      <style:paragraph-properties fo:text-align="center"/>
      <style:text-properties fo:color="#ffffff" fo:font-size="40pt" style:font-size-asian="40pt" style:font-size-complex="4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99ff"/>
      <style:paragraph-properties fo:text-align="center"/>
      <style:text-properties fo:color="#ffffff" fo:font-size="24pt" style:font-size-asian="24pt" style:font-size-complex="24pt"/>
    </style:style>
    <style:style style:name="P7" style:family="paragraph">
      <loext:graphic-properties draw:fill-color="#ff99ff"/>
      <style:paragraph-properties fo:text-align="center"/>
      <style:text-properties fo:color="#ffffff"/>
    </style:style>
    <style:style style:name="P8" style:family="paragraph">
      <loext:graphic-properties draw:fill-color="#ffff00"/>
      <style:paragraph-properties fo:text-align="center"/>
      <style:text-properties style:use-window-font-color="true" fo:background-color="transparent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-color="#99ff99"/>
      <style:paragraph-properties fo:text-align="center"/>
      <style:text-properties fo:color="#4b1f6f"/>
    </style:style>
    <style:style style:name="P11" style:family="paragraph">
      <loext:graphic-properties draw:fill-color="#ffcc00"/>
      <style:paragraph-properties fo:text-align="center"/>
      <style:text-properties style:use-window-font-color="true" fo:background-color="transparent"/>
    </style:style>
    <style:style style:name="P12" style:family="paragraph">
      <loext:graphic-properties draw:fill-color="#3333ff"/>
      <style:paragraph-properties fo:text-align="center"/>
      <style:text-properties fo:color="#ffffff" fo:background-color="transparent"/>
    </style:style>
    <style:style style:name="T1" style:family="text">
      <style:text-properties fo:color="#009999" fo:font-size="20pt" style:font-size-asian="20pt" style:font-size-complex="20pt"/>
    </style:style>
    <style:style style:name="T2" style:family="text">
      <style:text-properties fo:color="#ffffff" fo:font-size="40pt" style:font-size-asian="40pt" style:font-size-complex="40pt"/>
    </style:style>
    <style:style style:name="T3" style:family="text">
      <style:text-properties fo:color="#ffffff" fo:font-size="24pt" style:font-size-asian="24pt" style:font-size-complex="24pt"/>
    </style:style>
    <style:style style:name="T4" style:family="text">
      <style:text-properties fo:color="#ffffff"/>
    </style:style>
    <style:style style:name="T5" style:family="text">
      <style:text-properties style:use-window-font-color="true" fo:background-color="transparent"/>
    </style:style>
    <style:style style:name="T6" style:family="text">
      <style:text-properties fo:color="#4b1f6f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color="#ffffff"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35cm" svg:height="1.8cm" svg:x="1.778cm" svg:y="7.9cm">
          <text:p text:style-name="P1"><text:span text:style-name="T1">192</text:span><text:span text:style-name="T1">.16</text:span><text:span text:style-name="T1">8.2</text:span><text:span text:style-name="T1">.&lt; </text:span><text:span text:style-name="T1">&gt;</text:span></text:p>
          <text:p text:style-name="P1"><text:span text:style-name="T1">Gat</text:span><text:span text:style-name="T1">ew</text:span><text:span text:style-name="T1">ay </text:span><text:span text:style-name="T1">192</text:span><text:span text:style-name="T1">.16</text:span><text:span text:style-name="T1">8.2</text:span><text:span text:style-name="T1">.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8.3cm" svg:height="27.1cm" svg:x="11.6cm" svg:y="1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7.4cm" svg:height="4.8cm" svg:x="1.8cm" svg:y="2.9cm">
          <text:p text:style-name="P1"><text:span text:style-name="T2">IS</text:span><text:span text:style-name="T2">P </text:span><text:span text:style-name="T2">M</text:span><text:span text:style-name="T2">od</text:span><text:span text:style-name="T2">e</text:span><text:span text:style-name="T2">m</text:span></text:p>
          <text:p text:style-name="P1"><text:span text:style-name="T2">R</text:span><text:span text:style-name="T2">ou</text:span><text:span text:style-name="T2">ter</text:span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9.2cm" svg:y1="6.3cm" svg:x2="12.5cm" svg:y2="6.3cm">
          <text:p/>
        </draw:line>
        <draw:custom-shape draw:style-name="gr5" draw:text-style-name="P4" draw:layer="layout" svg:width="7cm" svg:height="6.9cm" svg:x="12.4cm" svg:y="4.4cm">
          <text:p text:style-name="P1"><text:span text:style-name="T2">Archer</text:span></text:p>
          <text:p text:style-name="P1"><text:span text:style-name="T2">C7</text:span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9.4cm" svg:y1="5.4cm" svg:x2="22.7cm" svg:y2="5.4cm">
          <text:p/>
        </draw:line>
        <draw:custom-shape draw:style-name="gr6" draw:text-style-name="P6" draw:layer="layout" svg:width="8.1cm" svg:height="3.8cm" svg:x="22.6cm" svg:y="3.2cm">
          <text:p text:style-name="P1"><text:span text:style-name="T3">All wireless devices</text:span></text:p>
          <text:p text:style-name="P1"><text:span text:style-name="T3">(about 10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19.4cm" svg:y1="10.4cm" svg:x2="22.2cm" svg:y2="10.4cm">
          <text:p/>
        </draw:line>
        <draw:custom-shape draw:style-name="gr7" draw:text-style-name="P4" draw:layer="layout" svg:width="7.8cm" svg:height="5cm" svg:x="22.1cm" svg:y="7.4cm">
          <text:p text:style-name="P1"><text:span text:style-name="T2">Unmanaged</text:span></text:p>
          <text:p text:style-name="P1"><text:span text:style-name="T2">Switch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2.9cm" svg:height="1.2cm" svg:x="19.6cm" svg:y="4.2cm">
          <text:p text:style-name="P1"><text:span text:style-name="T4">WL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1.8cm" svg:height="1cm" svg:x="19.4cm" svg:y="9.4cm">
          <text:p text:style-name="P1"><text:span text:style-name="T5">L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8.1cm" svg:height="8.4cm" svg:x="1.5cm" svg:y="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7.1cm" svg:height="2.6cm" svg:x="15.3cm" svg:y="1.4cm">
          <text:p text:style-name="P1"><text:span text:style-name="T1">192.168.0.&lt; &gt;</text:span></text:p>
          <text:p text:style-name="P1"><text:span text:style-name="T1">Gateway 192.168.0.1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4.8cm" svg:height="1.5cm" svg:x="2.7cm" svg:y="2.4cm">
          <text:p text:style-name="P1">192.168.2.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draw:layer="layout" svg:width="5cm" svg:height="1.5cm" svg:x="13.3cm" svg:y="4.7cm">
          <text:p text:style-name="P1">192.168.0.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0" draw:layer="layout" svg:width="6.8cm" svg:height="4.9cm" svg:x="32.4cm" svg:y="7.3cm">
          <text:p text:style-name="P1"><text:span text:style-name="T6">Pihole</text:span></text:p>
          <text:p text:style-name="P1"><text:span text:style-name="T6">SSH Gateway</text:span></text:p>
          <text:p text:style-name="P1"><text:span text:style-name="T6">OpenVPN 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" draw:layer="layout" svg:width="5.457cm" svg:height="2.6cm" svg:x="23.243cm" svg:y="25.4cm">
          <text:p text:style-name="P1">192.168.0.55</text:p>
          <text:p text:style-name="P1"><text:span text:style-name="T7">VM-10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8" draw:layer="layout" svg:width="2.1cm" svg:height="1cm" svg:x="22.5cm" svg:y="12.4cm">
          <text:p text:style-name="P1"><text:span text:style-name="T5">L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1" draw:layer="layout" svg:width="6cm" svg:height="1cm" svg:x="18.7cm" svg:y="15.5cm">
          <text:p text:style-name="P1"><text:span text:style-name="T5">Bridge to L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0" draw:layer="layout" svg:width="6.7cm" svg:height="3.5cm" svg:x="12.1cm" svg:y="14.9cm">
          <text:p text:style-name="P1"><text:span text:style-name="T6">VM Host</text:span></text:p>
          <text:p text:style-name="P1"><text:span text:style-name="T6">4c8t 2.66GHz,</text:span></text:p>
          <text:p text:style-name="P1"><text:span text:style-name="T6">24G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5" draw:layer="layout" svg:x1="23.1cm" svg:y1="12.3cm" svg:x2="17.3cm" svg:y2="15.1cm">
          <text:p/>
        </draw:line>
        <draw:custom-shape draw:style-name="gr19" draw:text-style-name="P9" draw:layer="layout" svg:width="5.7cm" svg:height="2.6cm" svg:x="12.3cm" svg:y="18.1cm">
          <text:p text:style-name="P1">192.168.0.51</text:p>
          <text:p text:style-name="P1"><text:span text:style-name="T7">Hostname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5" draw:layer="layout" svg:x1="29.8cm" svg:y1="8.7cm" svg:x2="32.6cm" svg:y2="8.7cm">
          <text:p/>
        </draw:line>
        <draw:line draw:style-name="gr20" draw:text-style-name="P5" draw:layer="layout" svg:x1="18.8cm" svg:y1="16.9cm" svg:x2="34.5cm" svg:y2="16.9cm">
          <text:p/>
        </draw:line>
        <draw:line draw:style-name="gr4" draw:text-style-name="P5" draw:layer="layout" svg:x1="20.2cm" svg:y1="16.9cm" svg:x2="20.2cm" svg:y2="18.4cm">
          <text:p/>
        </draw:line>
        <draw:custom-shape draw:style-name="gr21" draw:text-style-name="P10" draw:layer="layout" svg:width="6.7cm" svg:height="2.1cm" svg:x="22.8cm" svg:y="23.3cm">
          <text:p text:style-name="P1"><text:span text:style-name="T6">Compute Server</text:span></text:p>
          <text:p text:style-name="P1"><text:span text:style-name="T6">3 vCPU, 4G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9" draw:layer="layout" svg:width="5.057cm" svg:height="2.6cm" svg:x="18.943cm" svg:y="20.4cm">
          <text:p text:style-name="P1">192.168.0.52</text:p>
          <text:p text:style-name="P1"><text:span text:style-name="T7">VM-1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0" draw:layer="layout" svg:width="5.8cm" svg:height="2.1cm" svg:x="18.5cm" svg:y="18.3cm">
          <text:p text:style-name="P1"><text:span text:style-name="T6">Media Server</text:span></text:p>
          <text:p text:style-name="P1"><text:span text:style-name="T6">4 vCPU, 4G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8" draw:layer="layout" svg:width="2cm" svg:height="1cm" svg:x="9.2cm" svg:y="5.1cm">
          <text:p text:style-name="P1"><text:span text:style-name="T5">L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2" draw:layer="layout" svg:width="2.4cm" svg:height="1cm" svg:x="10.1cm" svg:y="6.7cm">
          <text:p text:style-name="P1"><text:span text:style-name="T8">W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5" draw:layer="layout" svg:x1="27.3cm" svg:y1="16.9cm" svg:x2="27.3cm" svg:y2="18.4cm">
          <text:p/>
        </draw:line>
        <draw:custom-shape draw:style-name="gr22" draw:text-style-name="P9" draw:layer="layout" svg:width="5.057cm" svg:height="2.6cm" svg:x="26.043cm" svg:y="20.4cm">
          <text:p text:style-name="P1">192.168.0.53</text:p>
          <text:p text:style-name="P1"><text:span text:style-name="T7">VM-1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0" draw:layer="layout" svg:width="5.8cm" svg:height="2.1cm" svg:x="25.6cm" svg:y="18.3cm">
          <text:p text:style-name="P1"><text:span text:style-name="T6">Control Server</text:span></text:p>
          <text:p text:style-name="P1"><text:span text:style-name="T6">2 vCPU, 3G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5" draw:layer="layout" svg:x1="33.9cm" svg:y1="16.9cm" svg:x2="33.9cm" svg:y2="18.4cm">
          <text:p/>
        </draw:line>
        <draw:custom-shape draw:style-name="gr22" draw:text-style-name="P9" draw:layer="layout" svg:width="5.057cm" svg:height="2.6cm" svg:x="32.643cm" svg:y="20.4cm">
          <text:p text:style-name="P1">192.168.0.54</text:p>
          <text:p text:style-name="P1"><text:span text:style-name="T7">VM-1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0" draw:layer="layout" svg:width="7.2cm" svg:height="2.1cm" svg:x="32.2cm" svg:y="18.3cm">
          <text:p text:style-name="P1"><text:span text:style-name="T6">Bac</text:span><text:span text:style-name="T6">kup </text:span><text:span text:style-name="T6">Gat</text:span><text:span text:style-name="T6">ewa</text:span><text:span text:style-name="T6">y</text:span></text:p>
          <text:p text:style-name="P1"><text:span text:style-name="T6">2 </text:span><text:span text:style-name="T6">vCP</text:span><text:span text:style-name="T6">U, </text:span><text:span text:style-name="T6">512</text:span><text:span text:style-name="T6">M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5" draw:layer="layout" svg:x1="24.8cm" svg:y1="16.9cm" svg:x2="24.8cm" svg:y2="23.3cm">
          <text:p/>
        </draw:line>
        <draw:custom-shape draw:style-name="gr19" draw:text-style-name="P9" draw:layer="layout" svg:width="5.7cm" svg:height="2.6cm" svg:x="32.9cm" svg:y="12.1cm">
          <text:p text:style-name="P1">192.168.0.20</text:p>
          <text:p text:style-name="P1"><text:span text:style-name="T7">Hostname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5.457cm" svg:height="2.6cm" svg:x="31.143cm" svg:y="25.3cm">
          <text:p text:style-name="P1">192.168.0.56</text:p>
          <text:p text:style-name="P1"><text:span text:style-name="T7">VM-10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5" draw:layer="layout" svg:x1="31.8cm" svg:y1="16.9cm" svg:x2="31.8cm" svg:y2="23.3cm">
          <text:p/>
        </draw:line>
        <draw:custom-shape draw:style-name="gr27" draw:text-style-name="P10" draw:layer="layout" svg:width="7.5cm" svg:height="2.1cm" svg:x="30.7cm" svg:y="23.3cm">
          <text:p text:style-name="P1"><text:span text:style-name="T6">OpenMediaVault</text:span></text:p>
          <text:p text:style-name="P1"><text:span text:style-name="T6">2 vCPU, 2GB, 2T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0084d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00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  <style:text-properties fo:font-size="28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7T00:24:06.174989405</meta:creation-date>
    <dc:date>2018-12-16T21:31:22.612775557</dc:date>
    <meta:editing-duration>PT4H41M9S</meta:editing-duration>
    <meta:editing-cycles>55</meta:editing-cycles>
    <meta:generator>LibreOffice/5.1.6.2$Linux_X86_64 LibreOffice_project/10m0$Build-2</meta:generator>
    <dc:creator>Alec </dc:creator>
    <meta:document-statistic meta:object-count="41"/>
  </office:meta>
</office:document-meta>
</file>